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TICKET: 5566540</text:p>
      <text:p>NOMBRE_SOLICITANTE: TORNELLO ADRIANA ELIZABETH</text:p>
      <text:p>DNI_SOLICITANTE: 25158202</text:p>
      <text:p>NOMBRE_PERSONA: JUAN JESÚS PEDRAZA</text:p>
      <text:p>DNI_PERSONA: 31657407</text:p>
      <text:p>FECHA CERTIFICADO: 16 días del mes de marzo del año 2025</text:p>
      <text:p>AUTORIDAD FIRMANTE: DR. JUAN MARTÍN VIDELA - SECRETARIO - CUERPO DE MEDIADORE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